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 style:list-style-name="L5"/>
    <style:style style:name="P6" style:family="paragraph" style:parent-style-name="Standard" style:list-style-name="L5">
      <style:text-properties style:text-underline-style="solid" style:text-underline-width="auto" style:text-underline-color="font-color"/>
    </style:style>
    <style:style style:name="P7" style:family="paragraph" style:parent-style-name="Standard" style:list-style-name="L6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 style:list-style-name="L7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 style:list-style-name="L5">
      <style:text-properties style:text-underline-style="none"/>
    </style:style>
    <style:style style:name="P10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7">
      <style:text-properties style:text-underline-style="none" fo:font-weight="bold" style:font-weight-asian="bold" style:font-weight-complex="bold"/>
    </style:style>
    <style:style style:name="P13" style:family="paragraph" style:parent-style-name="Standard" style:list-style-name="L6"/>
    <style:style style:name="P14" style:family="paragraph" style:parent-style-name="Standard" style:list-style-name="L1">
      <style:text-properties style:text-line-through-style="solid"/>
    </style:style>
    <style:style style:name="P15" style:family="paragraph" style:parent-style-name="Standard" style:list-style-name="L6">
      <style:text-properties style:text-line-through-style="solid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style:text-underline-style="none"/>
    </style:style>
    <style:style style:name="T5" style:family="text">
      <style:text-properties style:use-window-font-color="true" style:text-underline-style="none"/>
    </style:style>
    <style:style style:name="T6" style:family="text">
      <style:text-properties style:text-line-through-style="soli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u matériel nécessaire :</text:p>
      <text:p text:style-name="Standard"/>
      <text:list xml:id="list4313342410039394251" text:style-name="L1">
        <text:list-header>
          <text:p text:style-name="P14"><text:span text:style-name="T3">E</text:span><text:span text:style-name="T3">ncodeur magnétique pour treuil (multi-tours ou avec reducteur)</text:span></text:p>
          <text:list>
            <text:list-header>
              <text:p text:style-name="P2"><text:a xlink:type="simple" xlink:href="http://www.megatron.fr/composants/pdf/pdfcod/sf_mab36ap_0701_e02.pdf" text:style-name="Internet_20_link" text:visited-style-name="Visited_20_Internet_20_Link"><text:span text:style-name="T6"/></text:a></text:p>
              <text:p text:style-name="P2"><text:a xlink:type="simple" xlink:href="http://www.megatron.fr/composants/pdf/pdfcod/sf_mab36ap_0701_e02.pdf" text:style-name="Internet_20_link" text:visited-style-name="Visited_20_Internet_20_Link"><text:span text:style-name="T6">http://www.megatron.fr/composants/pdf/pdfcod/sf_mab36ap_0701_e02.pdf</text:span></text:a></text:p>
            </text:list-header>
          </text:list>
        </text:list-header>
      </text:list>
      <text:list xml:id="list839364588373936854" text:style-name="L2">
        <text:list-header>
          <text:p text:style-name="P3"><text:span text:style-name="T3">P</text:span><text:span text:style-name="T3">oten</text:span><text:span text:style-name="T3">t</text:span><text:span text:style-name="T3">iom</text:span><text:span text:style-name="T3">è</text:span><text:span text:style-name="T3">tre magnétique</text:span></text:p>
          <text:list>
            <text:list-header>
              <text:p text:style-name="P3">AS5048A ou AS5048B</text:p>
              <text:list>
                <text:list-header>
                  <text:p text:style-name="P3"><text:a xlink:type="simple" xlink:href="http://www.ams.com/eng/Products/Position-Sensors" text:style-name="Internet_20_link" text:visited-style-name="Visited_20_Internet_20_Link">http://www.ams.com/eng/Products/Position-Sensors</text:a></text:p>
                </text:list-header>
              </text:list>
            </text:list-header>
          </text:list>
        </text:list-header>
      </text:list>
      <text:p text:style-name="Standard"/>
      <text:list xml:id="list38506108" text:continue-list="list4313342410039394251" text:style-name="L1">
        <text:list-header>
          <text:p text:style-name="P14">Potentiomètre multitours </text:p>
          <text:list>
            <text:list-item>
              <text:list>
                <text:list-header>
                  <text:p text:style-name="P14">Difficulté quant à l'étanchéité</text:p>
                  <text:list>
                    <text:list-item>
                      <text:list>
                        <text:list-header>
                          <text:p text:style-name="P2"><text:a xlink:type="simple" xlink:href="http://www.banggood.com/10K-Ohm-With-10-Turns-Counting-Dial-Rotary-Potentiometer-Pot-p-911382.html" text:style-name="Internet_20_link" text:visited-style-name="Visited_20_Internet_20_Link"><text:span text:style-name="T6">http://www.banggood.com/10K-Ohm-With-10-Turns-Counting-Dial-Rotary-Potentiometer-Pot-p-911382.html</text:span></text:a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header>
      </text:list>
      <text:p text:style-name="Standard"/>
      <text:list xml:id="list2748593434836450161" text:style-name="L4">
        <text:list-header>
          <text:p text:style-name="P4">Carte microcontrôleur</text:p>
        </text:list-header>
      </text:list>
      <text:list xml:id="list8415242914082218720" text:style-name="L5">
        <text:list-item>
          <text:p text:style-name="P6">Option développement sur arduino et planche à pain</text:p>
          <text:list>
            <text:list-header>
              <text:p text:style-name="P5"><text:span text:style-name="T2">- </text:span><text:span text:style-name="T2">P</text:span><text:span text:style-name="T2">latine arduino nano : </text:span><text:a xlink:type="simple" xlink:href="http://www.banggood.com/Wholesale-Nano-V3_0-ATmega328P-AU-Microcontroller-Board-With-USB-Cable-p-68535.html" text:style-name="Internet_20_link" text:visited-style-name="Visited_20_Internet_20_Link"><text:span text:style-name="T1">http://www.banggood.com/Wholesale-Nano-V3_0-ATmega328P-AU-Microcontroller-Board-With-USB-Cable-p-68535.htm</text:span></text:a><text:a xlink:type="simple" xlink:href="http://www.banggood.com/Wholesale-Nano-V3_0-ATmega328P-AU-Microcontroller-Board-With-USB-Cable-p-68535.html" text:style-name="Internet_20_link" text:visited-style-name="Visited_20_Internet_20_Link"><text:span text:style-name="T2">l</text:span></text:a></text:p>
              <text:p text:style-name="P5"><text:span text:style-name="T2">- </text:span><text:span text:style-name="T2">P</text:span><text:span text:style-name="T2">lanche à pain : </text:span><text:a xlink:type="simple" xlink:href="http://www.banggood.com/MB102-830-Tie-Points-Solderless-PCB-Breadboard-+-65-Pcs-Jumper-Cables-p-920099.html" text:style-name="Internet_20_link" text:visited-style-name="Visited_20_Internet_20_Link"><text:span text:style-name="T2">http://www.banggood.com/MB102-830-Tie-Points-Solderless-PCB-Breadboard-+-65-Pcs-Jumper-Cables-p-920099.html</text:span></text:a></text:p>
              <text:p text:style-name="P5"><text:span text:style-name="T2">- Utile : </text:span><text:a xlink:type="simple" xlink:href="http://www.banggood.com/Wholesale-1-Pair-40-Pin-2_54mm-Male-And-Female-SIL-Header-Socket-Row-Strip-PCB-Connector-p-56154.html" text:style-name="Internet_20_link" text:visited-style-name="Visited_20_Internet_20_Link">http://www.banggood.com/Wholesale-1-Pair-40-Pin-2_54mm-Male-And-Female-SIL-Header-Socket-Row-Strip-PCB-Connector-p-56154.html</text:a></text:p>
              <text:p text:style-name="P9"/>
            </text:list-header>
          </text:list>
        </text:list-item>
        <text:list-item>
          <text:p text:style-name="P6">Option production</text:p>
          <text:list>
            <text:list-header>
              <text:p text:style-name="P5"><text:span text:style-name="T2">- </text:span><text:span text:style-name="T2">P</text:span>latine microcontrôleur <text:a xlink:type="simple" xlink:href="http://www.banggood.com/Wholesale-New-Ver-Pro-Mini-ATMEGA328-328p-5V-16MHz-Arduino-Compatible-Nano-Size-p-68534.html" text:style-name="Internet_20_link" text:visited-style-name="Visited_20_Internet_20_Link">http://www.banggood.com/Wholesale-New-Ver-Pro-Mini-ATMEGA328-328p-5V-16MHz-Arduino-Compatible-Nano-Size-p-68534.html</text:a></text:p>
              <text:p text:style-name="P5"/>
            </text:list-header>
          </text:list>
        </text:list-item>
      </text:list>
      <text:list xml:id="list8867038616348826766" text:style-name="L6">
        <text:list-header>
          <text:p text:style-name="P13"><text:span text:style-name="T3">I</text:span><text:span text:style-name="T3">nterface de puissance du moteur</text:span></text:p>
          <text:list>
            <text:list-item>
              <text:list>
                <text:list-item>
                  <text:p text:style-name="P7">Option avec composants discrets :<text:span text:style-name="T2"> permet l'adaptation des mosfets de sortie au type de moteur utilisé</text:span></text:p>
                </text:list-item>
                <text:list-item>
                  <text:p text:style-name="P7">Option composants intégrant déjà des protections<text:span text:style-name="T2"> : PCB plus simple.</text:span></text:p>
                  <text:list>
                    <text:list-header>
                      <text:p text:style-name="P7"><text:a xlink:type="simple" xlink:href="http://rs-particuliers.com/WebCatalog/Motor_Driver__BTN7930B_-7532850.aspx" text:style-name="Internet_20_link" text:visited-style-name="Visited_20_Internet_20_Link"><text:span text:style-name="T2">http://rs-particuliers.com/WebCatalog/Motor_Driver__BTN7930B_-7532850.aspx</text:span></text:a></text:p>
                    </text:list-header>
                  </text:list>
                </text:list-item>
                <text:list-item>
                  <text:p text:style-name="P10">Option utilisant un contrôlur de modélisme :</text:p>
                  <text:list>
                    <text:list-item>
                      <text:list>
                        <text:list-header>
                          <text:p text:style-name="P10">- <text:s/>Avantage ; tout fait et facile à dépanner puisque c'est toujoursl'étage de puissance qui trinque.</text:p>
                          <text:p text:style-name="P15">- <text:s/>Inconvénient : il faut adpter le code à la commande du contrôleur</text:p>
                          <text:list>
                            <text:list-header>
                              <text:p text:style-name="P7"><text:a xlink:type="simple" xlink:href="http://www.r2hobbies.com/rc-boat-el-water-resistant-110a-esc-electronic-speed-controller.html" text:style-name="Internet_20_link" text:visited-style-name="Visited_20_Internet_20_Link"><text:span text:style-name="T2">http://www.r2hobbies.com/rc-boat-el-water-resistant-110a-esc-electronic-speed-controller.html</text:span></text:a></text:p>
                              <text:p text:style-name="P10"><text:a xlink:type="simple" xlink:href="http://www.aliexpress.com/item/320A-Brushed-Brush-Speed-Controller-ESC-RC-Car-Truck-Boat-Reverse-1-8-1-10-1/1599061496.html" text:style-name="Internet_20_link" text:visited-style-name="Visited_20_Internet_20_Link">http://www.aliexpress.com/item/320A-Brushed-Brush-Speed-Controller-ESC-RC-Car-Truck-Boat-Reverse-1-8-1-10-1/1599061496.html</text:a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1294550796366908713" text:style-name="L7">
        <text:list-header>
          <text:p text:style-name="P12">Moteur </text:p>
          <text:list>
            <text:list-header>
              <text:p text:style-name="P11">-<text:tab/> Récupération de moteur de lève-glace de voiture. dans un gara Exemple Renault Scenic (réduction par vis sans fin doncirréversible.</text:p>
              <text:p text:style-name="P11">- <text:tab/>Visseuse : récupération en déchèterie ; inconvénient il est réversible</text:p>
              <text:p text:style-name="P8"><text:span text:style-name="T2">- <text:tab/>Tournevis électrique ; peu courant sur le marché, moteur peu puissant MAIS équipé d'un dispositif le rendant irreversible dans les deux sens : </text:span><text:a xlink:type="simple" xlink:href="http://www.aliexpress.com/item/Free-shipping-Mini-200-rpm-6V-Electric-Screwdriver-Cordless-Battery-Power-Screw-driver-Tools-11x-Slot/1106782463.html" text:style-name="Internet_20_link" text:visited-style-name="Visited_20_Internet_20_Link">http://www.aliexpress.com/item/Free-shipping-Mini-200-rpm-6V-Electric-Screwdriver-</text:a><text:a xlink:type="simple" xlink:href="http://www.aliexpress.com/item/Free-shipping-Mini-200-rpm-6V-Electric-Screwdriver-Cordless-Battery-Power-Screw-driver-Tools-11x-Slot/1106782463.html" text:style-name="Internet_20_link" text:visited-style-name="Visited_20_Internet_20_Link">Cordless-Battery-Power-Screw-driver-Tools-11x-Slot/1106782463.html</text:a><text:span text:style-name="T4">. </text:span><text:span text:style-name="T5">Un chose </text:span><text:soft-page-break/><text:span text:style-name="T5">obligatoire sera de changer de moteur.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5S</meta:editing-duration>
    <meta:editing-cycles>8</meta:editing-cycles>
    <meta:generator>OpenOffice/4.1.0$Win32 OpenOffice.org_project/410m18$Build-9764</meta:generator>
    <dc:date>2014-07-03T18:34:37.43</dc:date>
    <meta:document-statistic meta:table-count="0" meta:image-count="0" meta:object-count="0" meta:page-count="2" meta:paragraph-count="29" meta:word-count="214" meta:character-count="2308"/>
    <meta:user-defined meta:name="Info 1"/>
    <meta:user-defined meta:name="Info 2"/>
    <meta:user-defined meta:name="Info 3"/>
    <meta:user-defined meta:name="Info 4"/>
  </office:meta>
</office:document-meta>
</file>